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3%" fo:text-align="start" fo:text-indent="0cm" style:writing-mode="lr-tb"/>
    </style:style>
    <style:style style:name="P16" style:family="paragraph">
      <style:paragraph-properties fo:margin-left="0cm" fo:margin-right="0cm" fo:margin-top="0.353cm" fo:margin-bottom="0cm" fo:line-height="113%" fo:text-align="start" fo:text-indent="0cm" style:writing-mode="lr-tb"/>
    </style:style>
    <style:style style:name="P17" style:family="paragraph">
      <style:paragraph-properties fo:margin-left="0cm" fo:margin-right="0cm" fo:margin-top="0.353cm" fo:margin-bottom="0.009cm" fo:line-height="113%" fo:text-align="start" fo:text-indent="0cm" style:writing-mode="lr-tb"/>
    </style:style>
    <style:style style:name="P18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Inconsolata" fo:font-size="16pt" fo:letter-spacing="normal" fo:font-style="normal" style:text-underline-style="none" fo:font-weight="normal" style:font-name-asian="Inconsolata" style:font-size-asian="16pt" style:font-style-asian="normal" style:font-weight-asian="normal" style:font-name-complex="Inconsolata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atteries Included: Commercializing Racket</text:span></text:p>
          </draw:text-box>
        </draw:frame>
        <draw:frame draw:name="Google Shape;55;p13" presentation:style-name="pr2" draw:text-style-name="P3" draw:layer="layout" svg:width="23.667cm" svg:height="3.218cm" svg:x="0.866cm" svg:y="7.873cm" presentation:class="subtitle" presentation:user-transformed="true">
          <draw:text-box>
            <text:p text:style-name="P1"><text:span text:style-name="T2">Shiny, Lesser-Known Modules</text:span></text:p>
            <text:p text:style-name="P1"><text:span text:style-name="T3">(also, some business stuff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Introductions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>David Storrs: CEO and Chief Engineer at Biomantica</text:span></text:p>
            <text:list text:style-name="L5">
              <text:list-item>
                <text:list>
                  <text:list-item>
                    <text:p text:style-name="P5"><text:span text:style-name="T5">I’m Dave’s inner critic! <text:s/>Don’t tell him I’m here. </text:span></text:p>
                  </text:list-item>
                </text:list>
              </text:list-item>
            </text:list>
            <text:p text:style-name="P8"><text:span text:style-name="T3"><text:tab/></text:span><text:span text:style-name="T3">Biomantica: Bioinformatics startup focused on big-data transfer and analysis for cancer researchers.</text:span></text:p>
            <text:list text:continue-numbering="true" text:style-name="L5">
              <text:list-item>
                <text:list>
                  <text:list-item>
                    <text:p text:style-name="P5"><text:span text:style-name="T5">Ugh, the amount of time he’s spent debating whether to talk about the plans to branch out to other sciences/consumer markets...don’t even get me started. <text:s/>Waffle, waffle. <text:s/>Ugh.</text:span></text:p>
                  </text:list-item>
                </text:list>
              </text:list-item>
            </text:list>
            <text:p text:style-name="P8"><text:span text:style-name="T3"><text:tab/></text:span><text:span text:style-name="T3">Racket: <text:s/>Our chosen secret weapon</text:span></text:p>
            <text:list text:continue-numbering="true" text:style-name="L5">
              <text:list-item>
                <text:list>
                  <text:list-item>
                    <text:p text:style-name="P5"><text:span text:style-name="T5">Secret?! <text:s/>Dude, you’re at RacketCon!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  <text:p text:style-name="P9"><text:span text:style-name="T3"/></text:p>
          </draw:text-box>
        </draw:frame>
        <presentation:notes draw:style-name="dp2">
          <draw:page-thumbnail draw:name="Google Shape;57;g42f0373167_0_6:notes" draw:style-name="gr1" draw:layer="layout" svg:width="16.932cm" svg:height="9.524cm" svg:x="1.059cm" svg:y="1.905cm" draw:page-number="2" presentation:class="page"/>
          <draw:frame draw:name="Google Shape;58;g42f0373167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jor Cons of Racket in Busines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ajor Cons of Racket in Business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3">Narrow/deep developer pool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ell them we’re hiring, nimrod!</text:span></text:p>
                  </text:list-item>
                </text:list>
              </text:list-item>
              <text:list-item>
                <text:p text:style-name="P12"><text:span text:style-name="T3">The Guide is good but not always comprehensive, and the Reference is challenging if you don’t already understand the subject. <text:s/>(e.g. plumbers)</text:span></text:p>
                <text:list>
                  <text:list-item>
                    <text:p text:style-name="P11"><text:span text:style-name="T5">*cough, cough* <text:s/>racket-users list? Brilliant and helpful people, super-fast response time?</text:span></text:p>
                  </text:list-item>
                </text:list>
              </text:list-item>
              <text:list-item>
                <text:p text:style-name="P13"><text:span text:style-name="T3">The GUI system is challenging, and subject to per-platform differences, such as how stretchable buttons render</text:span></text:p>
                <text:list>
                  <text:list-item>
                    <text:p text:style-name="P14"><text:span text:style-name="T5">How is this Racket’s fault, you nitwi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42f0373167_0_1:notes" draw:style-name="gr1" draw:layer="layout" svg:width="16.932cm" svg:height="9.524cm" svg:x="1.059cm" svg:y="1.905cm" draw:page-number="3" presentation:class="page"/>
          <draw:frame draw:name="Google Shape;64;g42f0373167_0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jor Pros of Racket in Busines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ajor Pros of Racket in Business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3">racket-users list. <text:s/>Brilliant and helpful people, incredibly fast response time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5">I said that already! <text:s/>Didn’t I say that?!</text:span></text:p>
                  </text:list-item>
                </text:list>
              </text:list-item>
              <text:list-item>
                <text:p text:style-name="P13"><text:span text:style-name="T3">Earlier caveats aside, the documentation is thorough and complete</text:span></text:p>
                <text:list>
                  <text:list-item>
                    <text:p text:style-name="P15"><text:span text:style-name="T5">Also, beautiful to look at so that I don’t want to gouge our eyes out while reading it</text:span></text:p>
                  </text:list-item>
                </text:list>
              </text:list-item>
              <text:list-item>
                <text:p text:style-name="P13"><text:span text:style-name="T3">Powerful built-in forms / conveniences and multi-paradigm support -- for/sum, for/fold, OO, Typed Racket, etc</text:span></text:p>
                <text:list>
                  <text:list-item>
                    <text:p text:style-name="P15"><text:span text:style-name="T5">Although, (send thing message)? <text:s/>What’s wrong with a little (thing message) action, huh?</text:span></text:p>
                  </text:list-item>
                </text:list>
              </text:list-item>
              <text:list-item>
                <text:p text:style-name="P16"><text:span text:style-name="T3">Racket’s amazing module ecosystem, including some lesser-known items</text:span></text:p>
                <text:list>
                  <text:list-item>
                    <text:p text:style-name="P17"><text:span text:style-name="T5">FINALLY! <text:s/>Four slides in, you’re just getting to the subject of the talk. <text:s/>O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2f0373167_0_11:notes" draw:style-name="gr1" draw:layer="layout" svg:width="16.932cm" svg:height="9.524cm" svg:x="1.059cm" svg:y="1.905cm" draw:page-number="4" presentation:class="page"/>
          <draw:frame draw:name="Google Shape;70;g42f0373167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 Buffer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Protocol Buffers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5"><text:span text:style-name="T6">(require (planet murphy/protobuf:1:1))</text:span></text:p>
            <text:p text:style-name="P5"><text:span text:style-name="T6">(require (planet murphy/protobuf/reflection))</text:span></text:p>
            <text:p text:style-name="P18"><text:span text:style-name="T6"/></text:p>
            <text:p text:style-name="P5"><text:span text:style-name="T7"><text:a xlink:href="http://bit.do/racket_protobuf" xlink:type="simple">http://bit.do/racket_protobuf</text:a></text:span></text:p>
            <text:p text:style-name="P5"><text:span text:style-name="T7"><text:a xlink:href="http://bit.do/racket_protobuf_reflect" xlink:type="simple">http://bit.do/racket_protobuf_reflect</text:a></text:span><text:span text:style-name="T8"> </text:span></text:p>
            <text:list text:style-name="L6">
              <text:list-item>
                <text:p text:style-name="P8"><text:span text:style-name="T3">A Google standard intended for network transfer</text:span></text:p>
              </text:list-item>
              <text:list-item>
                <text:p text:style-name="P5"><text:span text:style-name="T3">Binary objects storing essentially arbitrary data, automatically (de)serializes</text:span></text:p>
              </text:list-item>
              <text:list-item>
                <text:p text:style-name="P5"><text:span text:style-name="T3">Auto-generated from a text description of your protocol</text:span></text:p>
              </text:list-item>
              <text:list-item>
                <text:p text:style-name="P5"><text:span text:style-name="T3">Reflectable -- protobuf-ref yields all accessors, mutators, metadata, etc</text:span></text:p>
              </text:list-item>
              <text:list-item>
                <text:p text:style-name="P5"><text:span text:style-name="T3">We use these and love them.</text:span></text:p>
              </text:list-item>
            </text:list>
          </draw:text-box>
        </draw:frame>
        <presentation:notes draw:style-name="dp2">
          <draw:page-thumbnail draw:name="Google Shape;75;g42f0373167_0_16:notes" draw:style-name="gr1" draw:layer="layout" svg:width="16.932cm" svg:height="9.524cm" svg:x="1.059cm" svg:y="1.905cm" draw:page-number="5" presentation:class="page"/>
          <draw:frame draw:name="Google Shape;76;g42f0373167_0_1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-profile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eature-profile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5"><text:span text:style-name="T8">(require profile feature-profile) ; built in profiler, module</text:span></text:p>
            <text:p text:style-name="P5"><text:span text:style-name="T7"><text:a xlink:href="http://bit.do/racket_profile" xlink:type="simple">http://bit.do/racket_profile</text:a></text:span><text:span text:style-name="T8"> </text:span></text:p>
            <text:p text:style-name="P5"><text:span text:style-name="T7"><text:a xlink:href="http://bit.do/racket_feature_profile" xlink:type="simple">http://bit.do/racket_feature_profile</text:a></text:span><text:span text:style-name="T8"> </text:span></text:p>
            <text:list text:style-name="L6">
              <text:list-item>
                <text:p text:style-name="P8"><text:span text:style-name="T3">LISP has never been known as a speed demon; that’s not it’s focu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It’s been “Lisp” for a while now, you old fogey. <text:s/>Also, it’s its. <text:s/>You call yourself an author. Yeesh</text:span></text:p>
                  </text:list-item>
                </text:list>
              </text:list-item>
              <text:list-item>
                <text:p text:style-name="P5"><text:span text:style-name="T3">Profiling is underused in my experience, so worth mentioning the built-in</text:span></text:p>
              </text:list-item>
              <text:list-item>
                <text:p text:style-name="P5"><text:span text:style-name="T3">The built-in profiler is statistical and typically operates on limited data</text:span></text:p>
              </text:list-item>
              <text:list-item>
                <text:p text:style-name="P5"><text:span text:style-name="T3">The feature-profile module operates at the level of individual features, e.g. specific contracts. <text:s/>Leads to micro-optimizations, but 80/20 rule applies</text:span></text:p>
              </text:list-item>
            </text:list>
          </draw:text-box>
        </draw:frame>
        <presentation:notes draw:style-name="dp2">
          <draw:page-thumbnail draw:name="Google Shape;81;g42f0373167_0_22:notes" draw:style-name="gr1" draw:layer="layout" svg:width="16.932cm" svg:height="9.524cm" svg:x="1.059cm" svg:y="1.905cm" draw:page-number="6" presentation:class="page"/>
          <draw:frame draw:name="Google Shape;82;g42f0373167_0_2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-acc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or-acc</text:span></text:p>
          </draw:text-box>
        </draw:frame>
        <draw:frame draw:name="Google Shape;91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5"><text:span text:style-name="T8">raco pkg install github://github.com/ianj/nifty-macros/master</text:span></text:p>
            <text:p text:style-name="P5"><text:span text:style-name="T8">(require for-acc)</text:span></text:p>
            <text:p text:style-name="P5"><text:span text:style-name="T7"><text:a xlink:href="http://bit.do/racket_for_acc" xlink:type="simple">http://bit.do/racket_for_acc</text:a></text:span><text:span text:style-name="T8"> </text:span></text:p>
            <text:list text:style-name="L6">
              <text:list-item>
                <text:p text:style-name="P8"><text:span text:style-name="T3">User-specified accumulators with automated post-processing </text:span></text:p>
              </text:list-item>
              <text:list-item>
                <text:p text:style-name="P5"><text:span text:style-name="T3">Abstracts away a lot of boilerplate</text:span></text:p>
              </text:list-item>
              <text:list-item>
                <text:p text:style-name="P5"><text:span text:style-name="T3">Simple example, leaves out significant horsepower:</text:span></text:p>
              </text:list-item>
            </text:list>
            <text:p text:style-name="P19"><text:span text:style-name="T9">(for/acc ([#:type set] [#:type hash (hash -1 1)]) ([i 5]) <text:s/></text:span></text:p>
            <text:p text:style-name="P20"><text:span text:style-name="T9">(values i i (- i)))</text:span></text:p>
            <text:p text:style-name="P7"><text:span text:style-name="T3">Two results: <text:s/></text:span><text:span text:style-name="T9">(set 1 3 2 0 4)</text:span></text:p>
            <text:p text:style-name="P21"><text:span text:style-name="T9">'#hash((1 . -1) (3 . -3) (2 . -2) (0 . 0) (4 . -4)) <text:s text:c="4"/></text:span></text:p>
            <text:p text:style-name="P8"><text:span text:style-name="T8"/></text:p>
            <text:p text:style-name="P19"><text:span text:style-name="T3"/></text:p>
            <text:p text:style-name="P8"><text:span text:style-name="T3"/></text:p>
            <text:p text:style-name="P22"><text:span text:style-name="T3"/></text:p>
          </draw:text-box>
        </draw:frame>
        <presentation:notes draw:style-name="dp2">
          <draw:page-thumbnail draw:name="Google Shape;87;g42f0373167_0_29:notes" draw:style-name="gr1" draw:layer="layout" svg:width="16.932cm" svg:height="9.524cm" svg:x="1.059cm" svg:y="1.905cm" draw:page-number="7" presentation:class="page"/>
          <draw:frame draw:name="Google Shape;88;g42f0373167_0_2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c  (aka find-collection)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c <text:s/>(aka find-collection)</text:span></text:p>
          </draw:text-box>
        </draw:frame>
        <draw:frame draw:name="Google Shape;97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5"><text:span text:style-name="T8">(require fc)</text:span></text:p>
            <text:p text:style-name="P5"><text:span text:style-name="T7"><text:a xlink:href="http://bit.do/racket_fc" xlink:type="simple">http://bit.do/racket_fc</text:a></text:span><text:span text:style-name="T8"> </text:span></text:p>
            <text:list text:style-name="L6">
              <text:list-item>
                <text:p text:style-name="P8"><text:span text:style-name="T3">Occasional need: Figure out where the heck a module is on disk</text:span></text:p>
              </text:list-item>
              <text:list-item>
                <text:p text:style-name="P5"><text:span text:style-name="T3">When you need it, you really need it</text:span></text:p>
              </text:list-item>
              <text:list-item>
                <text:p text:style-name="P5"><text:span text:style-name="T3">Example:</text:span></text:p>
              </text:list-item>
            </text:list>
            <text:p text:style-name="P19"><text:span text:style-name="T3">$ raco pkg install raco-find-collection</text:span></text:p>
            <text:p text:style-name="P23"><text:span text:style-name="T3">$ raco fc handy</text:span></text:p>
            <text:p text:style-name="P23"><text:span text:style-name="T3">/Users/dstorrs/personal/projects/libs/racket/handy</text:span></text:p>
            <text:list text:style-name="L10">
              <text:list-item>
                <text:list>
                  <text:list-item>
                    <text:p text:style-name="P5"><text:span text:style-name="T5">Oooh, aren’t you clever, using your own module in an example! <text:s/>I bet you’re going to brag about it on the next slide, aren’t you?</text:span></text:p>
                  </text:list-item>
                </text:list>
              </text:list-item>
            </text:list>
            <text:p text:style-name="P24"><text:span text:style-name="T3"/></text:p>
          </draw:text-box>
        </draw:frame>
        <presentation:notes draw:style-name="dp2">
          <draw:page-thumbnail draw:name="Google Shape;93;g42f0373167_0_37:notes" draw:style-name="gr1" draw:layer="layout" svg:width="16.932cm" svg:height="9.524cm" svg:x="1.059cm" svg:y="1.905cm" draw:page-number="8" presentation:class="page"/>
          <draw:frame draw:name="Google Shape;94;g42f0373167_0_3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y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handy</text:span></text:p>
          </draw:text-box>
        </draw:frame>
        <draw:frame draw:name="Google Shape;103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5"><text:span text:style-name="T8">(require handy)</text:span></text:p>
            <text:p text:style-name="P5"><text:span text:style-name="T7"><text:a xlink:href="http://bit.do/racket_handy" xlink:type="simple">http://bit.do/racket_handy</text:a></text:span><text:span text:style-name="T8"> </text:span></text:p>
            <text:list text:style-name="L6">
              <text:list-item>
                <text:p text:style-name="P8"><text:span text:style-name="T3">Written by a clever, handsome, and tremendously humble developer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Yep, called it. <text:s/>Braggart</text:span></text:p>
                  </text:list-item>
                </text:list>
              </text:list-item>
              <text:list-item>
                <text:p text:style-name="P5"><text:span text:style-name="T3">Mish-mash library: <text:s/>handy/utils, handy/list-utils, handy/db, handy/sql… In the process of being broken out into separate modules</text:span></text:p>
              </text:list-item>
              <text:list-item>
                <text:p text:style-name="P25"><text:span text:style-name="T3">handy/try: <text:s/>Better version of with-handlers + dynamic-wind. Leave out pre, catch, or finally as desired</text:span></text:p>
              </text:list-item>
            </text:list>
            <text:p text:style-name="P18"><text:span text:style-name="T9">(try [ … ] <text:s text:c="4"/>[pre …] [catch …][finally …])</text:span></text:p>
            <text:p text:style-name="P26"><text:span text:style-name="T9"><text:tab/></text:span><text:span text:style-name="T9"><text:tab/></text:span><text:span text:style-name="T9"><text:tab/></text:span><text:span text:style-name="T9">(try [pre … ] <text:s/>[…] <text:s text:c="6"/>[catch …][finally …])</text:span></text:p>
          </draw:text-box>
        </draw:frame>
        <presentation:notes draw:style-name="dp2">
          <draw:page-thumbnail draw:name="Google Shape;99;g42f0373167_0_44:notes" draw:style-name="gr1" draw:layer="layout" svg:width="16.932cm" svg:height="9.524cm" svg:x="1.059cm" svg:y="1.905cm" draw:page-number="9" presentation:class="page"/>
          <draw:frame draw:name="Google Shape;100;g42f0373167_0_4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y (cont’d)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handy (cont’d)</text:span></text:p>
          </draw:text-box>
        </draw:frame>
        <draw:frame draw:name="Google Shape;109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3">handy/db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wo slides of your own? <text:s/>Gah.</text:span></text:p>
                  </text:list-item>
                </text:list>
              </text:list-item>
            </text:list>
            <text:p text:style-name="P8"><text:span text:style-name="T10">(query-rows-as-dicts '(username public-key-text)</text:span></text:p>
            <text:p text:style-name="P23"><text:span text:style-name="T10">db <text:s text:c="3"/></text:span></text:p>
            <text:p text:style-name="P23"><text:span text:style-name="T10">"SELECT username, key FROM users LEFT JOIN public_keys ..."</text:span></text:p>
            <text:p text:style-name="P7"><text:span text:style-name="T10">#:transform-data (make-transform-data-func* </text:span><text:span text:style-name="T10"><text:tab/></text:span><text:span text:style-name="T10">sql-null? #f</text:span></text:p>
            <text:p text:style-name="P7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g-array? pg-array-&gt;list)</text:span></text:p>
            <text:p text:style-name="P23"><text:span text:style-name="T10">#:transform-dict (lambda (d) ...)</text:span></text:p>
            <text:p text:style-name="P23"><text:span text:style-name="T10">#:post-process (lambda (lst) ...)</text:span></text:p>
            <text:p text:style-name="P23"><text:span text:style-name="T10">...arguments as list or as items…)</text:span></text:p>
          </draw:text-box>
        </draw:frame>
        <presentation:notes draw:style-name="dp2">
          <draw:page-thumbnail draw:name="Google Shape;105;g42f0373167_0_49:notes" draw:style-name="gr1" draw:layer="layout" svg:width="16.932cm" svg:height="9.524cm" svg:x="1.059cm" svg:y="1.905cm" draw:page-number="10" presentation:class="page"/>
          <draw:frame draw:name="Google Shape;106;g42f0373167_0_4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5.1.0.3$Linux_X86_64 LibreOffice_project/</meta:generator>
  </office:meta>
</office:document-meta>
</file>